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WebContinuation.FOM_WebContinuation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isBookmark( WebContinuation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WebContinuation.jsFunction_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WebContinuation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Get_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getPageLoc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jsGet_previousBookmar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M_WebContinuation.getWeb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Get_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FOM_Web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M_WebContinuation.jsFunction_disp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setPageLocal( PageLocalScopeImpl page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WebContinuation.jsFunction_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M_WebContinuation.jsGe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is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Constructor( Context cx , Object [ ] args , Function ctorObj , boolean inNewEx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OM_WebContinuation.jsFunction_setBookmark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WebContinuation.jsFunction_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WebContinuation.jsFunction_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WebContinuation.jsFunction_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